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Footnote">
      <style:text-properties style:font-name="Liberation Sans" officeooo:paragraph-rsid="103d6e8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rsid="101e3872" officeooo:paragraph-rsid="101e3872"/>
    </style:style>
    <style:style style:name="P78" style:family="paragraph" style:parent-style-name="Standard">
      <style:text-properties officeooo:paragraph-rsid="101fb94a"/>
    </style:style>
    <style:style style:name="P79" style:family="paragraph" style:parent-style-name="Standard">
      <style:text-properties officeooo:paragraph-rsid="10245b8e"/>
    </style:style>
    <style:style style:name="P80" style:family="paragraph" style:parent-style-name="Standard">
      <style:text-properties officeooo:paragraph-rsid="10259f28"/>
    </style:style>
    <style:style style:name="P81" style:family="paragraph" style:parent-style-name="Standard">
      <style:text-properties officeooo:paragraph-rsid="10279665"/>
    </style:style>
    <style:style style:name="P82" style:family="paragraph" style:parent-style-name="Standard">
      <style:text-properties officeooo:rsid="104324ed" officeooo:paragraph-rsid="102a6057"/>
    </style:style>
    <style:style style:name="P83" style:family="paragraph" style:parent-style-name="Standard">
      <style:text-properties officeooo:paragraph-rsid="103ecee1"/>
    </style:style>
    <style:style style:name="P84" style:family="paragraph" style:parent-style-name="Standard">
      <style:text-properties officeooo:paragraph-rsid="103f66d8"/>
    </style:style>
    <style:style style:name="P85" style:family="paragraph" style:parent-style-name="Standard">
      <style:text-properties officeooo:paragraph-rsid="103fdc47"/>
    </style:style>
    <style:style style:name="P86" style:family="paragraph" style:parent-style-name="Standard">
      <style:text-properties officeooo:paragraph-rsid="1041db9b"/>
    </style:style>
    <style:style style:name="P87" style:family="paragraph" style:parent-style-name="Footnote">
      <style:text-properties officeooo:paragraph-rsid="104658df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style:font-size-asian="12pt" style:font-size-complex="12pt"/>
    </style:style>
    <style:style style:name="T267" style:family="text">
      <style:text-properties style:use-window-font-color="true" loext:opacity="0%" style:font-name="Liberation Sans" officeooo:rsid="0efd8e5c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officeooo:rsid="04473353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font-size="10pt" officeooo:rsid="04473353" style:font-size-asian="10pt" style:font-size-complex="10pt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e80285f"/>
    </style:style>
    <style:style style:name="T278" style:family="text">
      <style:text-properties officeooo:rsid="0e838e2a"/>
    </style:style>
    <style:style style:name="T279" style:family="text">
      <style:text-properties officeooo:rsid="0e83c34e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7" style:family="text">
      <style:text-properties officeooo:rsid="0f0ca65a"/>
    </style:style>
    <style:style style:name="T288" style:family="text">
      <style:text-properties officeooo:rsid="1031b2ca"/>
    </style:style>
    <style:style style:name="T289" style:family="text">
      <style:text-properties officeooo:rsid="0f82bd44"/>
    </style:style>
    <style:style style:name="T290" style:family="text">
      <style:text-properties officeooo:rsid="0aace3cd"/>
    </style:style>
    <style:style style:name="T291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3">C</text:span><text:span text:style-name="T172">hecklist voor </text:span><text:span text:style-name="T174">de installatie</text:span><text:span text:style-name="T172"> van </text:span><text:span text:style-name="T172"><text:user-field-get text:name="Distro">Debian</text:user-field-get></text:span><text:span text:style-name="T175"><text:s/></text:span><text:span text:style-name="T175"><text:user-field-get text:name="Version">12</text:user-field-get></text:span><text:span text:style-name="Strong_20_Emphasis"><text:span text:style-name="T202"><text:s/></text:span></text:span><text:span text:style-name="Strong_20_Emphasis"><text:span text:style-name="T203">LTS</text:span></text:span><text:span text:style-name="T176"><text:note text:id="ftn1" text:note-class="footnote"><text:note-citation>1</text:note-citation><text:note-body><text:p text:style-name="P20"><text:span text:style-name="T207">LTS</text:span><text:span text:style-name="T213"> </text:span><text:span text:style-name="T214">staat voor</text:span><text:span text:style-name="T215"> </text:span><text:span text:style-name="T207">Long-Term Support, langetermijnondersteuning, </text:span><text:span text:style-name="T216">en </text:span><text:span text:style-name="T218">d</text:span><text:span text:style-name="T216">eze </text:span><text:span text:style-name="T223"><text:user-field-get text:name="Distro">Debian</text:user-field-get></text:span><text:span text:style-name="T224"><text:s/></text:span><text:span text:style-name="T224"><text:user-field-get text:name="Version">12</text:user-field-get></text:span><text:span text:style-name="Strong_20_Emphasis"><text:span text:style-name="T204"><text:s/></text:span></text:span><text:span text:style-name="T216">LTS </text:span><text:span text:style-name="T225"><text:user-field-get text:name="Edition">server</text:user-field-get></text:span><text:span text:style-name="T231"><text:s/></text:span><text:span text:style-name="T219">(codenaam </text:span><text:span text:style-name="T221">bookworm</text:span><text:span text:style-name="T219">) </text:span><text:span text:style-name="T214">van</text:span><text:span text:style-name="T217"> </text:span><text:span text:style-name="T221">juni</text:span><text:span text:style-name="T210"> </text:span><text:span text:style-name="Strong_20_Emphasis"><text:span text:style-name="T123"><text:user-field-get text:name="Releaseyear">2023</text:user-field-get></text:span></text:span><text:span text:style-name="T210"><text:s/></text:span><text:span text:style-name="T207">wordt </text:span><text:span text:style-name="T211">vijf</text:span><text:span text:style-name="T207"> jaar onder</text:span><text:span text:style-name="T220">steund</text:span><text:span text:style-name="T212"> </text:span><text:span text:style-name="T207">tot </text:span><text:span text:style-name="T221">juni</text:span><text:span text:style-name="T208"> </text:span><text:span text:style-name="T207">202</text:span><text:span text:style-name="T221">8</text:span><text:span text:style-name="T209">.</text:span></text:p></text:note-body></text:note></text:span><text:span text:style-name="T177"> </text:span><text:span text:style-name="T177"><text:user-field-get text:name="Edition">server</text:user-field-get></text:span><text:span text:style-name="T230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7">ONDERSTREEPTE</text:span></text:span><text:span text:style-name="T1"> </text:span><text:span text:style-name="T14">woorden</text:span><text:span text:style-name="T13"> het</text:span><text:span text:style-name="Strong_20_Emphasis"><text:span text:style-name="T286"> </text:span></text:span><text:span text:style-name="Strong_20_Emphasis"><text:span text:style-name="T285">tekstvak</text:span></text:span><text:span text:style-name="T14"> </text:span><text:span text:style-name="T15">in,</text:span><text:span text:style-name="T14"> </text:span><text:span text:style-name="T232">zie </text:span><text:span text:style-name="T267">[</text:span><text:span text:style-name="T232">toelichting</text:span><text:span text:style-name="T267">]</text:span><text:span text:style-name="T14">:</text:span></text:p>
      <text:p text:style-name="P24"><text:span text:style-name="Definition"><text:span text:style-name="T234">g</text:span></text:span><text:span text:style-name="Definition"><text:span text:style-name="T233">ebruiker</text:span></text:span><text:span text:style-name="T238"><text:tab/><text:tab/></text:span><text:span text:style-name="T266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9"><text:tab/></text:span><text:span text:style-name="T240">[</text:span><text:span text:style-name="T235">volledige naam, bijv. </text:span><text:span text:style-name="T263">J</text:span><text:span text:style-name="T264">a</text:span><text:span text:style-name="T263">n </text:span><text:span text:style-name="T264">Jansen</text:span><text:span text:style-name="T265">]</text:span></text:p>
      <text:p text:style-name="Standard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91">j</text:span><text:span text:style-name="T192">a</text:span><text:span text:style-name="T191">n</text:span><text:span text:style-name="T193">]</text:span></text:p>
      <text:p text:style-name="P21"><text:span text:style-name="Definition"><text:span text:style-name="T288">serv</text:span></text:span><text:span text:style-name="Definition">ernaam</text:span><text:span text:style-name="T241"><text:tab/><text:tab/><text:tab/></text:span><text:span text:style-name="T239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9"><text:tab/></text:span><text:span text:style-name="T249">[</text:span><text:span text:style-name="T245">naam van de </text:span><text:span text:style-name="T251">server</text:span><text:span text:style-name="T246">, </text:span><text:span text:style-name="T247">bijv. </text:span><text:span text:style-name="T250">sv</text:span><text:span text:style-name="T248">02</text:span><text:span text:style-name="T249">]</text:span></text:p>
      <text:p text:style-name="P21"><text:span text:style-name="Definition"><text:span text:style-name="T234">o</text:span></text:span><text:span text:style-name="Definition"><text:span text:style-name="T233">pstartmenu</text:span></text:span><text:span text:style-name="T239"><text:tab/><text:tab/><text:tab/></text:span><text:span text:style-name="T239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9"><text:tab/></text:span><text:span text:style-name="T249">[</text:span><text:span text:style-name="T245">to</text:span><text:span text:style-name="T252">ets voor het opstartmedium</text:span><text:span text:style-name="T253">]</text:span></text:p>
      <text:p text:style-name="P23"><text:span text:style-name="Definition"><text:span text:style-name="T242">i</text:span></text:span><text:span text:style-name="Definition"><text:span text:style-name="T243">nstellingen</text:span></text:span><text:span text:style-name="T244"><text:tab/> <text:tab/><text:tab/></text:span><text:span text:style-name="T244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4"><text:tab/></text:span><text:span text:style-name="T249">[</text:span><text:span text:style-name="T245">toets voor het UEFI-BIOS-scherm</text:span><text:span text:style-name="T249">]</text:span></text:p>
      <text:p text:style-name="P22"><text:span text:style-name="Definition"><text:span text:style-name="T256">g</text:span></text:span><text:span text:style-name="Definition"><text:span text:style-name="T255">ebruiker</text:span></text:span><text:span text:style-name="Definition"><text:span text:style-name="T257">2</text:span></text:span><text:span text:style-name="T254"><text:tab/></text:span><text:span text:style-name="T266"> <text:tab/><text:tab/></text:span><text:span text:style-name="T239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9"><text:tab/></text:span><text:span text:style-name="T240">[</text:span><text:span text:style-name="T235">volledige naam </text:span><text:span text:style-name="T236">evt. 2</text:span><text:span text:style-name="T268">e</text:span><text:span text:style-name="T236"> gebruiker</text:span><text:span text:style-name="T237">]</text:span></text:p>
      <text:p text:style-name="P55"><text:span text:style-name="Definition"><text:span text:style-name="T256">g</text:span></text:span><text:span text:style-name="Definition"><text:span text:style-name="T255">ebruikersnaam</text:span></text:span><text:span text:style-name="Definition"><text:span text:style-name="T257">2</text:span></text:span><text:span text:style-name="T255"><text:tab/></text:span><text:span text:style-name="T233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3"><text:tab/></text:span><text:span text:style-name="T259">[</text:span><text:span text:style-name="T258">korte naam</text:span><text:span text:style-name="T260"> </text:span><text:span text:style-name="T261">evt. 2</text:span><text:span text:style-name="T269">e</text:span><text:span text:style-name="T261"> gebruiker</text:span><text:span text:style-name="T262">]</text:span></text:p>
      <text:p text:style-name="P25"><text:span text:style-name="T178">Vervang </text:span><text:span text:style-name="T181">de</text:span><text:span text:style-name="T178"> </text:span><text:span text:style-name="Definition"><text:span text:style-name="T18">ONDERSTREEPTE</text:span></text:span><text:span text:style-name="T178"> </text:span><text:span text:style-name="T179">woorden </text:span><text:span text:style-name="T178">in deze checklist door </text:span><text:span text:style-name="T181">d</text:span><text:span text:style-name="T183">i</text:span><text:span text:style-name="T181">e </text:span><text:span text:style-name="T182">in </text:span><text:span text:style-name="T183">het</text:span><text:span text:style-name="Strong_20_Emphasis"><text:span text:style-name="T42"> </text:span></text:span><text:span text:style-name="Strong_20_Emphasis"><text:span text:style-name="T58">tekstvak</text:span></text:span><text:span text:style-name="T178">.</text:span></text:p>
      <text:p text:style-name="P29"/>
      <text:p text:style-name="P29"/>
      <text:p text:style-name="P27"><text:span text:style-name="T189">Nieuwe installatie?</text:span><text:span text:style-name="T180"><text:tab/></text:span><text:span text:style-name="T185"></text:span><text:span text:style-name="T187"><text:tab/></text:span><text:span text:style-name="T186">B</text:span><text:span text:style-name="T180">egin bij hoofdstuk </text:span><text:span text:style-name="T189"><text:bookmark-ref text:reference-format="page" text:ref-name="__RefNumPara__4009_1271708128">2</text:bookmark-ref></text:span><text:span text:style-name="T189"><text:s text:c="2"/></text:span><text:span text:style-name="T190"><text:bookmark-ref text:reference-format="text" text:ref-name="__RefNumPara__4009_1271708128">Installatie uitvoeren</text:bookmark-ref></text:span><text:span text:style-name="T184">.</text:span></text:p>
      <text:p text:style-name="P26"><text:span text:style-name="Strong_20_Emphasis"><text:span text:style-name="T188"/></text:span></text:p>
      <text:p text:style-name="P26"><text:span text:style-name="Strong_20_Emphasis"><text:span text:style-name="T188"/></text:span></text:p>
      <text:list xml:id="list1827138164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8">E</text:span><text:span text:style-name="T141">v</text:span><text:span text:style-name="T142">en</text:span><text:span text:style-name="T144">t</text:span><text:span text:style-name="T145">uele </text:span><text:span text:style-name="T146">extra </text:span><text:span text:style-name="Definition"><text:span text:style-name="T272">gebruiker</text:span></text:span><text:span text:style-name="T146">s aanmelden </text:span><text:span text:style-name="T147">en dezelfde stappen uitvoeren</text:span><text:span text:style-name="T143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60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3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4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89">1 - Installatie voorberei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3"/>
      <text:list xml:id="list101356206315628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205">Start de computer op vanaf </text:span><text:span text:style-name="T206">een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95"><text:s/></text:span></text:span><text:span text:style-name="Strong_20_Emphasis"><text:span text:style-name="T201">LTS </text:span></text:span><text:span text:style-name="Strong_20_Emphasis"><text:span text:style-name="T199"><text:user-field-get text:name="Edition">server</text:user-field-get></text:span></text:span><text:span text:style-name="Strong_20_Emphasis"><text:span text:style-name="T199"><text:s/></text:span></text:span><text:span text:style-name="Strong_20_Emphasis"><text:span text:style-name="T200">Live</text:span></text:span><text:span text:style-name="T98"><text:note text:id="ftn4" text:note-class="footnote"><text:note-citation>1</text:note-citation><text:note-body><text:p text:style-name="P19"><text:span text:style-name="T270">Vanaf een Live </text:span><text:span text:style-name="T289">usb</text:span><text:span text:style-name="T290">-stick </text:span><text:span text:style-name="T291">(</text:span><text:span text:style-name="T290">of </text:span><text:span text:style-name="T291">dvd</text:span><text:span text:style-name="T222">)</text:span><text:span text:style-name="T273"> </text:span><text:span text:style-name="T270">kunt u opstarten en met </text:span><text:span text:style-name="T226"><text:user-field-get text:name="Distro">Debian</text:user-field-get></text:span><text:span text:style-name="T227"><text:s/></text:span><text:span text:style-name="T270">werken zonder deze te installeren.</text:span></text:p></text:note-body></text:note></text:span><text:span text:style-name="T97"> </text:span><text:span text:style-name="T102">usb</text:span><text:span text:style-name="T99">-stick</text:span><text:span text:style-name="T99"><text:note text:id="ftn5" text:note-class="footnote"><text:note-citation>2</text:note-citation><text:note-body><text:p text:style-name="P87"><text:span text:style-name="Strong_20_Emphasis"><text:span text:style-name="T122">In een grafische werkomgeving:<text:line-break/></text:span></text:span><text:span text:style-name="Strong_20_Emphasis"><text:span text:style-name="T115">D</text:span></text:span><text:span text:style-name="Strong_20_Emphasis"><text:span text:style-name="T107">ow</text:span></text:span><text:span text:style-name="Strong_20_Emphasis"><text:span text:style-name="T108">nload </text:span></text:span><text:span text:style-name="Strong_20_Emphasis"><text:span text:style-name="T105">e</text:span></text:span><text:span text:style-name="Strong_20_Emphasis"><text:span text:style-name="T109">e</text:span></text:span><text:span text:style-name="Strong_20_Emphasis"><text:span text:style-name="T110">n</text:span></text:span><text:span text:style-name="Strong_20_Emphasis"><text:span text:style-name="T137"> </text:span></text:span><text:span text:style-name="Strong_20_Emphasis"><text:span text:style-name="T166">cd</text:span></text:span><text:span text:style-name="Strong_20_Emphasis"><text:span text:style-name="T160">-beeldbestand</text:span></text:span><text:span text:style-name="Strong_20_Emphasis"><text:span text:style-name="T108"> </text:span></text:span><text:span text:style-name="Strong_20_Emphasis"><text:span text:style-name="T117">(.iso) </text:span></text:span><text:span text:style-name="Strong_20_Emphasis"><text:span text:style-name="T111">v</text:span></text:span><text:span text:style-name="Strong_20_Emphasis"><text:span text:style-name="T112">anaf</text:span></text:span><text:span text:style-name="Strong_20_Emphasis"><text:span text:style-name="T113"> </text:span></text:span><text:a xlink:type="simple" xlink:href="https://www.debian.org/CD/live/" text:style-name="Internet_20_link" text:visited-style-name="Visited_20_Internet_20_Link"><text:span text:style-name="Strong_20_Emphasis"><text:span text:style-name="T274">debian.org/cd/live</text:span></text:span></text:a><text:span text:style-name="Strong_20_Emphasis"><text:span text:style-name="T113">, </text:span></text:span><text:span text:style-name="Strong_20_Emphasis"><text:span text:style-name="T118">klik onder </text:span></text:span><text:span text:style-name="Strong_20_Emphasis"><text:span text:style-name="T124">DVD/USB</text:span></text:span><text:span text:style-name="Strong_20_Emphasis"><text:span text:style-name="T118"> op </text:span></text:span><text:span text:style-name="Strong_20_Emphasis"><text:span text:style-name="T124">amd64</text:span></text:span><text:span text:style-name="Strong_20_Emphasis"><text:span text:style-name="T118">.</text:span></text:span><text:span text:style-name="Strong_20_Emphasis"><text:span text:style-name="T113"><text:line-break/></text:span></text:span><text:span text:style-name="Strong_20_Emphasis"><text:span text:style-name="T119">K</text:span></text:span><text:span text:style-name="Strong_20_Emphasis"><text:span text:style-name="T116">lik op</text:span></text:span><text:span text:style-name="Strong_20_Emphasis"><text:span text:style-name="T114"> </text:span></text:span><text:span text:style-name="Strong_20_Emphasis"><text:span text:style-name="T125">debian-live-1</text:span></text:span><text:span text:style-name="Strong_20_Emphasis"><text:span text:style-name="T124">2</text:span></text:span><text:span text:style-name="Strong_20_Emphasis"><text:span text:style-name="T125">.</text:span></text:span><text:span text:style-name="Strong_20_Emphasis"><text:span text:style-name="T126">x</text:span></text:span><text:span text:style-name="Strong_20_Emphasis"><text:span text:style-name="T125">.</text:span></text:span><text:span text:style-name="Strong_20_Emphasis"><text:span text:style-name="T126">y</text:span></text:span><text:span text:style-name="Strong_20_Emphasis"><text:span text:style-name="T127">-</text:span></text:span><text:span text:style-name="Strong_20_Emphasis"><text:span text:style-name="T125">amd64-</text:span></text:span><text:span text:style-name="Strong_20_Emphasis"><text:span text:style-name="T121">s</text:span></text:span><text:span text:style-name="Strong_20_Emphasis"><text:span text:style-name="T125">tan</text:span></text:span><text:span text:style-name="Strong_20_Emphasis"><text:span text:style-name="T129">dard</text:span></text:span><text:span text:style-name="Strong_20_Emphasis"><text:span text:style-name="T128">.iso</text:span></text:span><text:span text:style-name="Strong_20_Emphasis"><text:span text:style-name="T108">.<text:line-break/></text:span></text:span><text:span text:style-name="Strong_20_Emphasis"><text:span text:style-name="T115">Plaats een </text:span></text:span><text:span text:style-name="Strong_20_Emphasis"><text:span text:style-name="T120">usb</text:span></text:span><text:span text:style-name="Strong_20_Emphasis"><text:span text:style-name="T108">-stick </text:span></text:span><text:span text:style-name="Strong_20_Emphasis"><text:span text:style-name="T115">van minimaal </text:span></text:span><text:span text:style-name="Strong_20_Emphasis"><text:span text:style-name="T121">2</text:span></text:span><text:span text:style-name="Strong_20_Emphasis"><text:span text:style-name="T108"> GB.<text:line-break/></text:span></text:span><text:span text:style-name="Strong_20_Emphasis"><text:span text:style-name="T148">Zoek</text:span></text:span><text:span text:style-name="Strong_20_Emphasis"><text:span text:style-name="T149"> </text:span></text:span><text:span text:style-name="Strong_20_Emphasis"><text:span text:style-name="T168">s</text:span></text:span><text:span text:style-name="Strong_20_Emphasis"><text:span text:style-name="T169">ch</text:span></text:span><text:span text:style-name="Strong_20_Emphasis"><text:span text:style-name="T149"> en klik op het pictogram van</text:span></text:span><text:span text:style-name="Strong_20_Emphasis"><text:span text:style-name="T150"> </text:span></text:span><text:span text:style-name="Strong_20_Emphasis"><text:span text:style-name="T171">Schijven</text:span></text:span><text:span text:style-name="Strong_20_Emphasis"><text:span text:style-name="T151">. Selecteer de </text:span></text:span><text:span text:style-name="Strong_20_Emphasis"><text:span text:style-name="T167">usb</text:span></text:span><text:span text:style-name="Strong_20_Emphasis"><text:span text:style-name="T151">-stick in de lijst van schijven aan de linkerkant en klik rechtsboven op </text:span></text:span><text:span text:style-name="Strong_20_Emphasis"><text:span text:style-name="T170">Schijfinstellingen</text:span></text:span><text:span text:style-name="Strong_20_Emphasis"><text:span text:style-name="T151"> </text:span></text:span><text:span text:style-name="Strong_20_Emphasis"><text:span text:style-name="T170">⋮</text:span></text:span><text:span text:style-name="Strong_20_Emphasis"><text:span text:style-name="T151"> (icoontje met de drie puntjes).</text:span></text:span></text:p><text:p text:style-name="P61"><text:span text:style-name="Strong_20_Emphasis"><text:span text:style-name="T151"><text:tab/>Kies </text:span></text:span><text:span text:style-name="Strong_20_Emphasis"><text:span text:style-name="T170">Schijfkopie terugzetten</text:span></text:span><text:span text:style-name="Strong_20_Emphasis"><text:span text:style-name="T151"> en selecteer </text:span></text:span><text:span text:style-name="Strong_20_Emphasis"><text:span text:style-name="T162">het net</text:span></text:span><text:span text:style-name="Strong_20_Emphasis"><text:span text:style-name="T160"> gedownloade </text:span></text:span><text:span text:style-name="Strong_20_Emphasis"><text:span text:style-name="T166">cd</text:span></text:span><text:span text:style-name="Strong_20_Emphasis"><text:span text:style-name="T160">-beeldbestand </text:span></text:span><text:span text:style-name="Strong_20_Emphasis"><text:span text:style-name="T161">(.iso)</text:span></text:span><text:span text:style-name="Strong_20_Emphasis"><text:span text:style-name="T160">.</text:span></text:span></text:p><text:p text:style-name="P56"><text:span text:style-name="Strong_20_Emphasis"><text:span text:style-name="T151"><text:tab/>Klik op </text:span></text:span><text:span text:style-name="Strong_20_Emphasis"><text:span text:style-name="T170">Terugzetten starten</text:span></text:span><text:span text:style-name="Strong_20_Emphasis"><text:span text:style-name="T151"> en vervolgens op </text:span></text:span><text:span text:style-name="Strong_20_Emphasis"><text:span text:style-name="T170">Terugzetten</text:span></text:span><text:span text:style-name="Strong_20_Emphasis"><text:span text:style-name="T152">.<text:line-break/></text:span></text:span><text:span text:style-name="Strong_20_Emphasis"><text:span text:style-name="T164">O</text:span></text:span><text:span text:style-name="Strong_20_Emphasis"><text:span text:style-name="T153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39">Etche</text:span></text:span><text:span text:style-name="Strong_20_Emphasis"><text:span text:style-name="T140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275">etcher.io</text:span></text:span></text:a><text:span text:style-name="Strong_20_Emphasis"><text:span text:style-name="T156">) </text:span></text:span><text:span text:style-name="Strong_20_Emphasis"><text:span text:style-name="T165">dat </text:span></text:span><text:span text:style-name="Strong_20_Emphasis"><text:span text:style-name="T153">beschikbaar </text:span></text:span><text:span text:style-name="Strong_20_Emphasis"><text:span text:style-name="T165">is </text:span></text:span><text:span text:style-name="Strong_20_Emphasis"><text:span text:style-name="T153">voor </text:span></text:span><text:span text:style-name="Strong_20_Emphasis"><text:span text:style-name="T151">Windows, </text:span></text:span><text:span text:style-name="Strong_20_Emphasis"><text:span text:style-name="T157">mac</text:span></text:span><text:span text:style-name="Strong_20_Emphasis"><text:span text:style-name="T158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59">.</text:span></text:span></text:p></text:note-body></text:note></text:span><text:span text:style-name="T97"> </text:span><text:span text:style-name="T103">of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0">Opstart/</text:span><text:span text:style-name="T101">bootmenu</text:span><text:span text:style-name="T100"> </text:span><text:span text:style-name="T97">via </text:span><text:span text:style-name="Definition"><text:span text:style-name="T5">opstartmenu</text:span></text:span><text:span text:style-name="T97"> </text:span><text:span text:style-name="T104">en </text:span><text:span text:style-name="T100">instellingen/</text:span><text:span text:style-name="T101">setup</text:span><text:span text:style-name="T97"> via </text:span><text:span text:style-name="Definition"><text:span text:style-name="T5">instellingen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4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3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7">Bij <text:span text:style-name="T27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82"><text:span text:style-name="T228">Stel geen </text:span><text:span text:style-name="T229">Root</text:span><text:span text:style-name="T228">-wachtwoord in, klik gewoon op </text:span><text:span text:style-name="Strong_20_Emphasis"><text:span text:style-name="T87">V</text:span></text:span><text:span text:style-name="Strong_20_Emphasis"><text:span text:style-name="T88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8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6" office:value-type="string">
            <text:p text:style-name="P80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101355222257325" text:continue-numbering="true" text:style-name="L1">
        <text:list-item>
          <text:p text:style-name="P92"><text:span text:style-name="Strong_20_Emphasis"><text:span text:style-name="T91">Installatie </text:span></text:span><text:span text:style-name="Strong_20_Emphasis"><text:span text:style-name="T92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8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3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3 - Installatie afron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6"><text:tab/></text:span></text:span></text:p>
      <text:list xml:id="list101354612099058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3"><text:span text:style-name="User_20_Entry"><text:span text:style-name="T106">E</text:span></text:span><text:span text:style-name="User_20_Entry"><text:span text:style-name="T130">v</text:span></text:span><text:span text:style-name="User_20_Entry"><text:span text:style-name="T131">en</text:span></text:span><text:span text:style-name="User_20_Entry"><text:span text:style-name="T133">t</text:span></text:span><text:span text:style-name="User_20_Entry"><text:span text:style-name="T134">uele </text:span></text:span><text:span text:style-name="User_20_Entry"><text:span text:style-name="T135">extra </text:span></text:span><text:span text:style-name="Definition"><text:span text:style-name="T272">gebruiker</text:span></text:span><text:span text:style-name="User_20_Entry"><text:span text:style-name="T135">s aanmelden </text:span></text:span><text:span text:style-name="User_20_Entry"><text:span text:style-name="T136">en dezelfde stappen uitvoeren</text:span></text:span><text:span text:style-name="User_20_Entry"><text:span text:style-name="T132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4 - Gebruiker inrichten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3">E</text:span><text:span text:style-name="T94">inde c</text:span><text:span text:style-name="T95">hecklist, </text:span><text:span text:style-name="T96">d</text:span><text:span text:style-name="T95">e</text:span><text:span text:style-name="T194"> installatie van </text:span><text:span text:style-name="T194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95"><text:s/></text:span></text:span><text:span text:style-name="Strong_20_Emphasis"><text:span text:style-name="T196">LTS </text:span></text:span><text:span text:style-name="Strong_20_Emphasis"><text:span text:style-name="T199"><text:user-field-get text:name="Edition">server</text:user-field-get></text:span></text:span><text:span text:style-name="Strong_20_Emphasis"><text:span text:style-name="T199"><text:s/></text:span></text:span><text:span text:style-name="T194">is voltooid.</text:span></text:p>
      <text:p text:style-name="P34"/>
      <text:p text:style-name="P28"><text:span text:style-name="Emphasis"><text:span text:style-name="T28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1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3">CC0 1.0 Universeel</text:span></text:span></text:a><text:span text:style-name="Emphasis"><text:span text:style-name="T280">,</text:span></text:span><text:span text:style-name="Emphasis"><text:span text:style-name="T282"> </text:span></text:span><text:span text:style-name="Strong_20_Emphasis"><text:span text:style-name="T46"><text:user-field-get text:name="Releaseyear">2023</text:user-field-get></text:span></text:span><text:span text:style-name="Emphasis"><text:span text:style-name="T28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9T10:13:54.074494033">09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3:53.844432556</dc:date>
    <meta:keyword>Installatie</meta:keyword>
    <meta:keyword>Checklist</meta:keyword>
    <meta:keyword>Linux</meta:keyword>
    <meta:editing-cycles>6879</meta:editing-cycles>
    <meta:editing-duration>P12DT4H12M36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45" meta:character-count="3781" meta:non-whitespace-character-count="3270"/>
    <meta:user-defined meta:name="Info 1"/>
    <meta:user-defined meta:name="Info 2"/>
    <meta:user-defined meta:name="Info 3"/>
    <meta:user-defined meta:name="Info 4"/>
  </office:meta>
</office:document-meta>
</file>